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aca4" officeooo:paragraph-rsid="0014a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Simple&gt;" text:name="simple"/>
      </text:user-field-decls>
      <text:p text:style-name="P1">Hello World!</text:p>
      <text:p text:style-name="P1"/>
      <text:p text:style-name="P1"><text:user-field-get text:name="simple">&lt;Simple&gt;</text:user-field-ge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22:07.236921210</meta:creation-date>
    <dc:date>2018-11-19T22:23:29.115981272</dc:date>
    <meta:editing-duration>PT1M23S</meta:editing-duration>
    <meta:editing-cycles>1</meta:editing-cycles>
    <meta:document-statistic meta:table-count="0" meta:image-count="0" meta:object-count="0" meta:page-count="1" meta:paragraph-count="2" meta:word-count="3" meta:character-count="20" meta:non-whitespace-character-count="19"/>
    <meta:generator>LibreOffice_Vanilla/6.0.4.5$MacOSX_X86_64 LibreOffice_project/6840e4519a6ce8bcc1328eb2d87b5c46c6df1038</meta:generator>
  </office:meta>
</office:document-meta>
</file>